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Génère un fichier JSON </text:p>
      <text:p text:style-name="Text_20_body"/>
      <text:p text:style-name="Text_20_body">- title : Titre de la question .</text:p>
      <text:p text:style-name="Text_20_body">- correct_answer : Réponse correcte (un seul mot si "input").</text:p>
      <text:p text:style-name="Text_20_body">- question_type : "qcm" ou "input".</text:p>
      <text:p text:style-name="Text_20_body">- code : Un code à analyser, à compléter, ou servant de contexte pour la question , ou question theorique.</text:p>
      <text:p text:style-name="Text_20_body">- question_id : Identifiant unique pour chaque question (ex. : "XXXX-01", "XXXX-02", etc.).</text:p>
      <text:p text:style-name="Text_20_body">- explanation : Explication détaillée et pédagogique de la réponse.</text:p>
      <text:p text:style-name="Text_20_body">- exemple : Un exemple d’utilisation technique, incluant un code ou pseudocode pertinent.</text:p>
      <text:p text:style-name="Text_20_body">- category : XXXXX.</text:p>
      <text:p text:style-name="Text_20_body"/>
      <text:p text:style-name="Text_20_body">Pour les QCM :</text:p>
      <text:p text:style-name="Text_20_body">- options : Tableau d’au plus 3 options, pertinentes et variées.</text:p>
      <text:p text:style-name="Text_20_body"/>
      <text:p text:style-name="Text_20_body">Pour les questions à réponse libre :</text:p>
      <text:p text:style-name="Text_20_body">- options : Tableau vide ([]).</text:p>
      <text:p text:style-name="Text_20_body"/>
      <text:p text:style-name="Text_20_body">Contraintes et exigences supplémentaires :</text:p>
      <text:p text:style-name="Text_20_body">- La réponse pour les questions "input" doit obligatoirement être maximum deux mots.</text:p>
      <text:p text:style-name="Text_20_body">- Génère le maximum de questions possibles </text:p>
      <text:p text:style-name="Text_20_body"/>
      <text:p text:style-name="Text_20_body"># Exemple de format attendu :</text:p>
      <text:p text:style-name="Text_20_body">Exemple QCM :</text:p>
      <text:p text:style-name="Text_20_body">{</text:p>
      <text:p text:style-name="Text_20_body"><text:s text:c="2"/>"question_id": "XXXXX-01",</text:p>
      <text:p text:style-name="Text_20_body"><text:s text:c="2"/>"title": "Que fait ce code JavaScript ?",</text:p>
      <text:p text:style-name="Text_20_body"><text:s text:c="2"/>"code": "console.log('Hello World');",</text:p>
      <text:p text:style-name="Text_20_body"><text:s text:c="2"/>"options": ["Affiche 'Hello World' dans la console", "Déclare une variable", "Lance une alerte sur la page"],</text:p>
      <text:p text:style-name="Text_20_body"><text:s text:c="2"/>"correct_answer": "Affiche 'Hello World' dans la console",</text:p>
      <text:p text:style-name="Text_20_body"><text:s text:c="2"/>"question_type": "qcm",</text:p>
      <text:p text:style-name="Text_20_body"><text:s text:c="2"/>"explanation": "La fonction console.log() permet d’afficher le texte passé en argument dans la console du navigateur.",</text:p>
      <text:p text:style-name="Text_20_body"><text:s text:c="2"/>"exemple": "console.log('Test'); // Affiche 'Test' dans la console\nconsole.log(123); // Affiche 123",</text:p>
      <text:p text:style-name="Text_20_body"><text:s text:c="2"/>"category": "XXXXXX"</text:p>
      <text:p text:style-name="Text_20_body">}</text:p>
      <text:p text:style-name="Text_20_body"/>
      <text:p text:style-name="Text_20_body"><text:soft-page-break/>Exemple INPUT :</text:p>
      <text:p text:style-name="Text_20_body">{</text:p>
      <text:p text:style-name="Text_20_body"><text:s text:c="2"/>"question_id": "XXXXX-02",</text:p>
      <text:p text:style-name="Text_20_body"><text:s text:c="2"/>"title": "Quel mot-clé permet de déclarer une variable globale en JavaScript ?",</text:p>
      <text:p text:style-name="Text_20_body"><text:s text:c="2"/>"code": "Déclarez une variable nommée x avec une portée globale",</text:p>
      <text:p text:style-name="Text_20_body"><text:s text:c="2"/>"options": [],</text:p>
      <text:p text:style-name="Text_20_body"><text:s text:c="2"/>"correct_answer": "var",</text:p>
      <text:p text:style-name="Text_20_body"><text:s text:c="2"/>"question_type": "input",</text:p>
      <text:p text:style-name="Text_20_body"><text:s text:c="2"/>"explanation": "Le mot-clé 'var' permet de déclarer une variable globale ou locale dans une fonction.",</text:p>
      <text:p text:style-name="Text_20_body"><text:s text:c="2"/>"exemple": "var x = 10; // x est accessible globalement",</text:p>
      <text:p text:style-name="Text_20_body"><text:s text:c="2"/>"category": "XXXXX"</text:p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0M50S</meta:editing-duration>
    <meta:editing-cycles>15</meta:editing-cycles>
    <meta:generator>OpenOffice/4.1.15$Win32 OpenOffice.org_project/4115m2$Build-9813</meta:generator>
    <dc:date>2025-09-27T10:47:34.17</dc:date>
    <dc:creator>tony ster</dc:creator>
    <meta:document-statistic meta:table-count="0" meta:image-count="0" meta:object-count="0" meta:page-count="2" meta:paragraph-count="41" meta:word-count="280" meta:character-count="1882"/>
    <meta:user-defined meta:name="Info 1"/>
    <meta:user-defined meta:name="Info 2"/>
    <meta:user-defined meta:name="Info 3"/>
    <meta:user-defined meta:name="Info 4"/>
  </office:meta>
</office:document-meta>
</file>